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5.8752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3.6882in"/>
    </style:style>
    <style:style style:name="co14" style:family="table-column">
      <style:table-column-properties fo:break-before="auto" style:column-width="0.8791in"/>
    </style:style>
    <style:style style:name="co15" style:family="table-column">
      <style:table-column-properties fo:break-before="auto" style:column-width="0.6319in"/>
    </style:style>
    <style:style style:name="co16" style:family="table-column">
      <style:table-column-properties fo:break-before="auto" style:column-width="5.8319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0.7283in"/>
    </style:style>
    <style:style style:name="co19" style:family="table-column">
      <style:table-column-properties fo:break-before="auto" style:column-width="0.7929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5.7783in"/>
    </style:style>
    <style:style style:name="co22" style:family="table-column">
      <style:table-column-properties fo:break-before="auto" style:column-width="0.9429in"/>
    </style:style>
    <style:style style:name="co23" style:family="table-column">
      <style:table-column-properties fo:break-before="auto" style:column-width="0.8362in"/>
    </style:style>
    <style:style style:name="co24" style:family="table-column">
      <style:table-column-properties fo:break-before="auto" style:column-width="4.363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Bootloader">
      <style:table-properties table:display="true" style:writing-mode="lr-tb"/>
    </style:style>
    <style:style style:name="ta2" style:family="table" style:master-page-name="PageStyle_5f_Booter">
      <style:table-properties table:display="true" style:writing-mode="lr-tb"/>
    </style:style>
    <style:style style:name="ta3" style:family="table" style:master-page-name="PageStyle_5f_Scrubber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45818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ext-properties style:font-name="DejaVu Sans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e6913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27ba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6d9ee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0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1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2" style:family="table-cell" style:parent-style-name="Default">
      <style:table-cell-properties fo:background-color="#e6e905"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3" style:family="table-cell" style:parent-style-name="Default">
      <style:table-cell-properties fo:background-color="#ff00ff" style:text-align-source="fix" style:repeat-content="false"/>
      <style:paragraph-properties fo:text-align="start" fo:margin-left="0in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81d41a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tloader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1016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4096" calcext:value-type="float">
            <text:p>4096</text:p>
          </table:table-cell>
          <table:table-cell table:style-name="ce26" table:formula="of:=IF(AND(ISNUMBER([.D1]);[.D1]&gt;9); CONCATENATE(&quot;0x&quot;; DEC2HEX([.D1]));&quot;&quot;)" office:value-type="string" office:string-value="0x1000" calcext:value-type="string">
            <text:p>0x10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descriptor structure:</text:p>
          </table:table-cell>
          <table:table-cell table:style-name="ce28" office:value-type="float" office:value="76" calcext:value-type="float">
            <text:p>76</text:p>
          </table:table-cell>
          <table:table-cell table:style-name="ce26" table:formula="of:=IF(AND(ISNUMBER([.D2]);[.D2]&gt;9); CONCATENATE(&quot;0x&quot;; DEC2HEX([.D2]));&quot;&quot;)" office:value-type="string" office:string-value="0x4C" calcext:value-type="string">
            <text:p>0x4C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/>
          <table:table-cell table:style-name="ce29"/>
          <table:table-cell table:style-name="ce26" table:formula="of:=IF(AND(ISNUMBER([.D3]);[.D3]&gt;9); CONCATENATE(&quot;0x&quot;; DEC2HEX([.D3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4]);[.A4]&gt;9); CONCATENATE(&quot;0x&quot;; DEC2HEX([.A4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4]);[.D4]&gt;9); CONCATENATE(&quot;0x&quot;; DEC2HEX([.D4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5]+4" office:value-type="float" office:value="4" calcext:value-type="float">
            <text:p>4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8" calcext:value-type="float">
            <text:p>8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13]; 256)" office:value-type="float" office:value="4352" calcext:value-type="float">
            <text:p>4352</text:p>
          </table:table-cell>
          <table:table-cell table:style-name="ce26" table:formula="of:=IF(AND(ISNUMBER([.D7]);[.D7]&gt;9); CONCATENATE(&quot;0x&quot;; DEC2HEX([.D7]));&quot;&quot;)" office:value-type="string" office:string-value="0x1100" calcext:value-type="string">
            <text:p>0x11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7]+4" office:value-type="float" office:value="12" calcext:value-type="float">
            <text:p>12</text:p>
          </table:table-cell>
          <table:table-cell table:style-name="ce26" table:formula="of:=IF(AND(ISNUMBER([.A8]);[.A8]&gt;9); CONCATENATE(&quot;0x&quot;; DEC2HEX([.A8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1]" office:value-type="float" office:value="24" calcext:value-type="float">
            <text:p>24</text:p>
          </table:table-cell>
          <table:table-cell table:style-name="ce26" table:formula="of:=IF(AND(ISNUMBER([.D8]);[.D8]&gt;9); CONCATENATE(&quot;0x&quot;; DEC2HEX([.D8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descriptor structur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6" calcext:value-type="float">
            <text:p>16</text:p>
          </table:table-cell>
          <table:table-cell table:style-name="ce26" table:formula="of:=IF(AND(ISNUMBER([.A9]);[.A9]&gt;9); CONCATENATE(&quot;0x&quot;; DEC2HEX([.A9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12]" office:value-type="float" office:value="100" calcext:value-type="float">
            <text:p>100</text:p>
          </table:table-cell>
          <table:table-cell table:style-name="ce26" table:formula="of:=IF(AND(ISNUMBER([.D9]);[.D9]&gt;9); CONCATENATE(&quot;0x&quot;; DEC2HEX([.D9]));&quot;&quot;)" office:value-type="string" office:string-value="0x64" calcext:value-type="string">
            <text:p>0x6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20" calcext:value-type="float">
            <text:p>20</text:p>
          </table:table-cell>
          <table:table-cell table:style-name="ce26" table:formula="of:=IF(AND(ISNUMBER([.A10]);[.A10]&gt;9); CONCATENATE(&quot;0x&quot;; DEC2HEX([.A10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1]" office:value-type="float" office:value="4096" calcext:value-type="float">
            <text:p>4096</text:p>
          </table:table-cell>
          <table:table-cell table:style-name="ce26" table:formula="of:=IF(AND(ISNUMBER([.D10]);[.D10]&gt;9); CONCATENATE(&quot;0x&quot;; DEC2HEX([.D10]));&quot;&quot;)" office:value-type="string" office:string-value="0x1000" calcext:value-type="string">
            <text:p>0x10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0]+4" office:value-type="float" office:value="24" calcext:value-type="float">
            <text:p>24</text:p>
          </table:table-cell>
          <table:table-cell table:style-name="ce26" table:formula="of:=IF(AND(ISNUMBER([.A11]);[.A11]&gt;9); CONCATENATE(&quot;0x&quot;; DEC2HEX([.A11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RM_RISCV_UCODE_DESC</text:p>
          </table:table-cell>
          <table:table-cell/>
          <table:table-cell table:style-name="ce26" table:formula="of:=IF(AND(ISNUMBER([.D11]);[.D11]&gt;9); CONCATENATE(&quot;0x&quot;; DEC2HEX([.D11]));&quot;&quot;)">
            <text:p/>
          </table:table-cell>
          <table:table-cell table:style-name="ce28" table:formula="of:=[.D2]" office:value-type="float" office:value="76" calcext:value-type="float">
            <text:p>76</text:p>
          </table:table-cell>
          <table:table-cell table:style-name="ce22" office:value-type="string" calcext:value-type="string">
            <text:p>ucode descriptor image (RM_RISCV_UCODE_DESC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4" table:formula="of:=[.A11]+[.F11]" office:value-type="float" office:value="100" calcext:value-type="float">
            <text:p>100</text:p>
          </table:table-cell>
          <table:table-cell table:style-name="ce26" table:formula="of:=IF(AND(ISNUMBER([.A12]);[.A12]&gt;9); CONCATENATE(&quot;0x&quot;; DEC2HEX([.A12]));&quot;&quot;)" office:value-type="string" office:string-value="0x64" calcext:value-type="string">
            <text:p>0x64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12]);[.D12]&gt;9); CONCATENATE(&quot;0x&quot;; DEC2HEX([.D12]));&quot;&quot;)">
            <text:p/>
          </table:table-cell>
          <table:table-cell table:style-name="ce27" table:formula="of:=[.D1]" office:value-type="float" office:value="4096" calcext:value-type="float">
            <text:p>4096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[.D1]" office:value-type="float" office:value="4196" calcext:value-type="float">
            <text:p>4196</text:p>
          </table:table-cell>
          <table:table-cell table:style-name="ce26" table:formula="of:=IF(AND(ISNUMBER([.A13]);[.A13]&gt;9); CONCATENATE(&quot;0x&quot;; DEC2HEX([.A13]));&quot;&quot;)" office:value-type="string" office:string-value="0x1064" calcext:value-type="string">
            <text:p>0x1064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90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oter" table:style-name="ta2"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number-columns-repeated="1017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Number of signatures:</text:p>
          </table:table-cell>
          <table:table-cell table:style-name="ce38" office:value-type="float" office:value="1" calcext:value-type="float">
            <text:p>1</text:p>
          </table:table-cell>
          <table:table-cell table:style-name="ce26" table:formula="of:=IF(AND(ISNUMBER([.D1]);[.D1]&gt;9); CONCATENATE(&quot;0x&quot;; DEC2HEX([.D1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one signature:</text:p>
          </table:table-cell>
          <table:table-cell table:style-name="ce29" office:value-type="float" office:value="16" calcext:value-type="float">
            <text:p>16</text:p>
          </table:table-cell>
          <table:table-cell table:style-name="ce26" table:formula="of:=IF(AND(ISNUMBER([.D2]);[.D2]&gt;9); CONCATENATE(&quot;0x&quot;; DEC2HEX([.D2]));&quot;&quot;)" office:value-type="string" office:string-value="0x10" calcext:value-type="string">
            <text:p>0x1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35584" calcext:value-type="float">
            <text:p>35584</text:p>
          </table:table-cell>
          <table:table-cell table:style-name="ce26" table:formula="of:=IF(AND(ISNUMBER([.D3]);[.D3]&gt;9); CONCATENATE(&quot;0x&quot;; DEC2HEX([.D3]));&quot;&quot;)" office:value-type="string" office:string-value="0x8B00" calcext:value-type="string">
            <text:p>0x8B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4]);[.A4]&gt;9); CONCATENATE(&quot;0x&quot;; DEC2HEX([.A4]));&quot;&quot;)">
            <text:p/>
          </table:table-cell>
          <table:table-cell table:style-name="ce22"/>
          <table:table-cell table:style-name="ce29"/>
          <table:table-cell table:style-name="ce26" table:formula="of:=IF(AND(ISNUMBER([.D4]);[.D4]&gt;9); CONCATENATE(&quot;0x&quot;; DEC2HEX([.D4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4" calcext:value-type="float">
            <text:p>4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7]);[.D7]&gt;9); CONCATENATE(&quot;0x&quot;; DEC2HEX([.D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7]+4" office:value-type="float" office:value="8" calcext:value-type="float">
            <text:p>8</text:p>
          </table:table-cell>
          <table:table-cell table:style-name="ce26" table:formula="of:=IF(AND(ISNUMBER([.A8]);[.A8]&gt;9); CONCATENATE(&quot;0x&quot;; DEC2HEX([.A8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38]; 256)" office:value-type="float" office:value="35840" calcext:value-type="float">
            <text:p>35840</text:p>
          </table:table-cell>
          <table:table-cell table:style-name="ce26" table:formula="of:=IF(AND(ISNUMBER([.D8]);[.D8]&gt;9); CONCATENATE(&quot;0x&quot;; DEC2HEX([.D8]));&quot;&quot;)" office:value-type="string" office:string-value="0x8C00" calcext:value-type="string">
            <text:p>0x8C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2" calcext:value-type="float">
            <text:p>12</text:p>
          </table:table-cell>
          <table:table-cell table:style-name="ce26" table:formula="of:=IF(AND(ISNUMBER([.A9]);[.A9]&gt;9); CONCATENATE(&quot;0x&quot;; DEC2HEX([.A9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2]" office:value-type="float" office:value="24" calcext:value-type="float">
            <text:p>24</text:p>
          </table:table-cell>
          <table:table-cell table:style-name="ce26" table:formula="of:=IF(AND(ISNUMBER([.D9]);[.D9]&gt;9); CONCATENATE(&quot;0x&quot;; DEC2HEX([.D9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fw_hs_header_v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16" calcext:value-type="float">
            <text:p>16</text:p>
          </table:table-cell>
          <table:table-cell table:style-name="ce26" table:formula="of:=IF(AND(ISNUMBER([.A10]);[.A10]&gt;9); CONCATENATE(&quot;0x&quot;; DEC2HEX([.A10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37]" office:value-type="float" office:value="136" calcext:value-type="float">
            <text:p>136</text:p>
          </table:table-cell>
          <table:table-cell table:style-name="ce26" table:formula="of:=IF(AND(ISNUMBER([.D10]);[.D10]&gt;9); CONCATENATE(&quot;0x&quot;; DEC2HEX([.D10]));&quot;&quot;)" office:value-type="string" office:string-value="0x88" calcext:value-type="string">
            <text:p>0x8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0]+4" office:value-type="float" office:value="20" calcext:value-type="float">
            <text:p>20</text:p>
          </table:table-cell>
          <table:table-cell table:style-name="ce26" table:formula="of:=IF(AND(ISNUMBER([.A11]);[.A11]&gt;9); CONCATENATE(&quot;0x&quot;; DEC2HEX([.A11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3]" office:value-type="float" office:value="35584" calcext:value-type="float">
            <text:p>35584</text:p>
          </table:table-cell>
          <table:table-cell table:style-name="ce26" table:formula="of:=IF(AND(ISNUMBER([.D11]);[.D11]&gt;9); CONCATENATE(&quot;0x&quot;; DEC2HEX([.D11]));&quot;&quot;)" office:value-type="string" office:string-value="0x8B00" calcext:value-type="string">
            <text:p>0x8B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1]+4" office:value-type="float" office:value="24" calcext:value-type="float">
            <text:p>24</text:p>
          </table:table-cell>
          <table:table-cell table:style-name="ce26" table:formula="of:=IF(AND(ISNUMBER([.A12]);[.A12]&gt;9); CONCATENATE(&quot;0x&quot;; DEC2HEX([.A12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nvfw_hs_header_v2.sig_prod_offset</text:p>
          </table:table-cell>
          <table:table-cell table:style-name="ce39" table:formula="of:=[.A21]" office:value-type="float" office:value="60" calcext:value-type="float">
            <text:p>60</text:p>
          </table:table-cell>
          <table:table-cell table:style-name="ce26" table:formula="of:=IF(AND(ISNUMBER([.D12]);[.D12]&gt;9); CONCATENATE(&quot;0x&quot;; DEC2HEX([.D12]));&quot;&quot;)" office:value-type="string" office:string-value="0x3C" calcext:value-type="string">
            <text:p>0x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irmware signature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4" office:value-type="float" office:value="28" calcext:value-type="float">
            <text:p>28</text:p>
          </table:table-cell>
          <table:table-cell table:style-name="ce26" table:formula="of:=IF(AND(ISNUMBER([.A13]);[.A13]&gt;9); CONCATENATE(&quot;0x&quot;; DEC2HEX([.A13]));&quot;&quot;)" office:value-type="string" office:string-value="0x1C" calcext:value-type="string">
            <text:p>0x1C</text:p>
          </table:table-cell>
          <table:table-cell table:style-name="ce22" office:value-type="string" calcext:value-type="string">
            <text:p>nvfw_hs_header_v2.sig_prod_size</text:p>
          </table:table-cell>
          <table:table-cell table:style-name="ce28" table:formula="of:=[.D1]*[.D2]" office:value-type="float" office:value="16" calcext:value-type="float">
            <text:p>16</text:p>
          </table:table-cell>
          <table:table-cell table:style-name="ce26" table:formula="of:=IF(AND(ISNUMBER([.D13]);[.D13]&gt;9); CONCATENATE(&quot;0x&quot;; DEC2HEX([.D13]));&quot;&quot;)" office:value-type="string" office:string-value="0x10" calcext:value-type="string">
            <text:p>0x1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fw signature array, num_sigs * sig_siz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3]+4" office:value-type="float" office:value="32" calcext:value-type="float">
            <text:p>32</text:p>
          </table:table-cell>
          <table:table-cell table:style-name="ce26" table:formula="of:=IF(AND(ISNUMBER([.A14]);[.A14]&gt;9); CONCATENATE(&quot;0x&quot;; DEC2HEX([.A14]));&quot;&quot;)" office:value-type="string" office:string-value="0x20" calcext:value-type="string">
            <text:p>0x20</text:p>
          </table:table-cell>
          <table:table-cell table:style-name="ce22" office:value-type="string" calcext:value-type="string">
            <text:p>nvfw_hs_header_v2.patch_loc</text:p>
          </table:table-cell>
          <table:table-cell table:style-name="ce40" table:formula="of:=[.A22]" office:value-type="float" office:value="76" calcext:value-type="float">
            <text:p>76</text:p>
          </table:table-cell>
          <table:table-cell table:style-name="ce26" table:formula="of:=IF(AND(ISNUMBER([.D14]);[.D14]&gt;9); CONCATENATE(&quot;0x&quot;; DEC2HEX([.D14]));&quot;&quot;)" office:value-type="string" office:string-value="0x4C" calcext:value-type="string">
            <text:p>0x4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loc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4]+4" office:value-type="float" office:value="36" calcext:value-type="float">
            <text:p>36</text:p>
          </table:table-cell>
          <table:table-cell table:style-name="ce26" table:formula="of:=IF(AND(ISNUMBER([.A15]);[.A15]&gt;9); CONCATENATE(&quot;0x&quot;; DEC2HEX([.A15]));&quot;&quot;)" office:value-type="string" office:string-value="0x24" calcext:value-type="string">
            <text:p>0x24</text:p>
          </table:table-cell>
          <table:table-cell table:style-name="ce22" office:value-type="string" calcext:value-type="string">
            <text:p>nvfw_hs_header_v2.patch_sig</text:p>
          </table:table-cell>
          <table:table-cell table:style-name="ce41" table:formula="of:=[.A23]" office:value-type="float" office:value="80" calcext:value-type="float">
            <text:p>80</text:p>
          </table:table-cell>
          <table:table-cell table:style-name="ce26" table:formula="of:=IF(AND(ISNUMBER([.D15]);[.D15]&gt;9); CONCATENATE(&quot;0x&quot;; DEC2HEX([.D15]));&quot;&quot;)" office:value-type="string" office:string-value="0x50" calcext:value-type="string">
            <text:p>0x5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sig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5]+4" office:value-type="float" office:value="40" calcext:value-type="float">
            <text:p>40</text:p>
          </table:table-cell>
          <table:table-cell table:style-name="ce26" table:formula="of:=IF(AND(ISNUMBER([.A16]);[.A16]&gt;9); CONCATENATE(&quot;0x&quot;; DEC2HEX([.A16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nvfw_hs_header_v2.meta_data_offset</text:p>
          </table:table-cell>
          <table:table-cell table:style-name="ce42" table:formula="of:=[.A24]" office:value-type="float" office:value="84" calcext:value-type="float">
            <text:p>84</text:p>
          </table:table-cell>
          <table:table-cell table:style-name="ce26" table:formula="of:=IF(AND(ISNUMBER([.D16]);[.D16]&gt;9); CONCATENATE(&quot;0x&quot;; DEC2HEX([.D16]));&quot;&quot;)" office:value-type="string" office:string-value="0x54" calcext:value-type="string">
            <text:p>0x5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use/engine/ucode id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6]+4" office:value-type="float" office:value="44" calcext:value-type="float">
            <text:p>44</text:p>
          </table:table-cell>
          <table:table-cell table:style-name="ce26" table:formula="of:=IF(AND(ISNUMBER([.A17]);[.A17]&gt;9); CONCATENATE(&quot;0x&quot;; DEC2HEX([.A17]));&quot;&quot;)" office:value-type="string" office:string-value="0x2C" calcext:value-type="string">
            <text:p>0x2C</text:p>
          </table:table-cell>
          <table:table-cell table:style-name="ce22" office:value-type="string" calcext:value-type="string">
            <text:p>nvfw_hs_header_v2.meta_data_size</text:p>
          </table:table-cell>
          <table:table-cell table:style-name="ce29" table:formula="of:=3*4" office:value-type="float" office:value="12" calcext:value-type="float">
            <text:p>12</text:p>
          </table:table-cell>
          <table:table-cell table:style-name="ce26" table:formula="of:=IF(AND(ISNUMBER([.D17]);[.D17]&gt;9); CONCATENATE(&quot;0x&quot;; DEC2HEX([.D17]));&quot;&quot;)" office:value-type="string" office:string-value="0xC" calcext:value-type="string">
            <text:p>0x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3 * sizeof(u32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7]+4" office:value-type="float" office:value="48" calcext:value-type="float">
            <text:p>48</text:p>
          </table:table-cell>
          <table:table-cell table:style-name="ce26" table:formula="of:=IF(AND(ISNUMBER([.A18]);[.A18]&gt;9); CONCATENATE(&quot;0x&quot;; DEC2HEX([.A18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nvfw_hs_header_v2.num_sig</text:p>
          </table:table-cell>
          <table:table-cell table:style-name="ce35" table:formula="of:=[.A27]" office:value-type="float" office:value="96" calcext:value-type="float">
            <text:p>96</text:p>
          </table:table-cell>
          <table:table-cell table:style-name="ce26" table:formula="of:=IF(AND(ISNUMBER([.D18]);[.D18]&gt;9); CONCATENATE(&quot;0x&quot;; DEC2HEX([.D18]));&quot;&quot;)" office:value-type="string" office:string-value="0x60" calcext:value-type="string">
            <text:p>0x6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.num_sig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8]+4" office:value-type="float" office:value="52" calcext:value-type="float">
            <text:p>52</text:p>
          </table:table-cell>
          <table:table-cell table:style-name="ce26" table:formula="of:=IF(AND(ISNUMBER([.A19]);[.A19]&gt;9); CONCATENATE(&quot;0x&quot;; DEC2HEX([.A19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nvfw_hs_header_v2.header_offset</text:p>
          </table:table-cell>
          <table:table-cell table:style-name="ce43" table:formula="of:=[.A28]" office:value-type="float" office:value="100" calcext:value-type="float">
            <text:p>100</text:p>
          </table:table-cell>
          <table:table-cell table:style-name="ce26" table:formula="of:=IF(AND(ISNUMBER([.D19]);[.D19]&gt;9); CONCATENATE(&quot;0x&quot;; DEC2HEX([.D19]));&quot;&quot;)" office:value-type="string" office:string-value="0x64" calcext:value-type="string">
            <text:p>0x6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_hdr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9]+4" office:value-type="float" office:value="56" calcext:value-type="float">
            <text:p>56</text:p>
          </table:table-cell>
          <table:table-cell table:style-name="ce26" table:formula="of:=IF(AND(ISNUMBER([.A20]);[.A20]&gt;9); CONCATENATE(&quot;0x&quot;; DEC2HEX([.A20]));&quot;&quot;)" office:value-type="string" office:string-value="0x38" calcext:value-type="string">
            <text:p>0x38</text:p>
          </table:table-cell>
          <table:table-cell table:style-name="ce22" office:value-type="string" calcext:value-type="string">
            <text:p>nvfw_hs_header_v2.header_size</text:p>
          </table:table-cell>
          <table:table-cell table:style-name="ce29" table:formula="of:=9*4" office:value-type="float" office:value="36" calcext:value-type="float">
            <text:p>36</text:p>
          </table:table-cell>
          <table:table-cell table:style-name="ce26" table:formula="of:=IF(AND(ISNUMBER([.D20]);[.D20]&gt;9); CONCATENATE(&quot;0x&quot;; DEC2HEX([.D20]));&quot;&quot;)" office:value-type="string" office:string-value="0x24" calcext:value-type="string">
            <text:p>0x2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of(nvkm_gsp_booter_fw_hdr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1" table:formula="of:=[.A20]+4" office:value-type="float" office:value="60" calcext:value-type="float">
            <text:p>60</text:p>
          </table:table-cell>
          <table:table-cell table:style-name="ce26" table:formula="of:=IF(AND(ISNUMBER([.A21]);[.A21]&gt;9); CONCATENATE(&quot;0x&quot;; DEC2HEX([.A21]));&quot;&quot;)" office:value-type="string" office:string-value="0x3C" calcext:value-type="string">
            <text:p>0x3C</text:p>
          </table:table-cell>
          <table:table-cell table:style-name="ce22" office:value-type="string" calcext:value-type="string">
            <text:p>signatures</text:p>
          </table:table-cell>
          <table:table-cell table:style-name="ce22"/>
          <table:table-cell table:style-name="ce26" table:formula="of:=IF(AND(ISNUMBER([.D21]);[.D21]&gt;9); CONCATENATE(&quot;0x&quot;; DEC2HEX([.D21]));&quot;&quot;)">
            <text:p/>
          </table:table-cell>
          <table:table-cell table:style-name="ce28" table:formula="of:=[.D13]" office:value-type="float" office:value="16" calcext:value-type="float">
            <text:p>16</text:p>
          </table:table-cell>
          <table:table-cell table:style-name="ce22" office:value-type="string" calcext:value-type="string">
            <text:p>firmware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2" table:formula="of:=[.A21]+[.F21]" office:value-type="float" office:value="76" calcext:value-type="float">
            <text:p>76</text:p>
          </table:table-cell>
          <table:table-cell table:style-name="ce26" table:formula="of:=IF(AND(ISNUMBER([.A22]);[.A22]&gt;9); CONCATENATE(&quot;0x&quot;; DEC2HEX([.A22]));&quot;&quot;)" office:value-type="string" office:string-value="0x4C" calcext:value-type="string">
            <text:p>0x4C</text:p>
          </table:table-cell>
          <table:table-cell table:style-name="ce22" office:value-type="string" calcext:value-type="string">
            <text:p>patch_loc[]</text:p>
          </table:table-cell>
          <table:table-cell table:style-name="ce29"/>
          <table:table-cell table:style-name="ce26" table:formula="of:=IF(AND(ISNUMBER([.D22]);[.D22]&gt;9); CONCATENATE(&quot;0x&quot;; DEC2HEX([.D2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loc offsets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3" table:formula="of:=[.A22]+4" office:value-type="float" office:value="80" calcext:value-type="float">
            <text:p>80</text:p>
          </table:table-cell>
          <table:table-cell table:style-name="ce26" table:formula="of:=IF(AND(ISNUMBER([.A23]);[.A23]&gt;9); CONCATENATE(&quot;0x&quot;; DEC2HEX([.A23]));&quot;&quot;)" office:value-type="string" office:string-value="0x50" calcext:value-type="string">
            <text:p>0x50</text:p>
          </table:table-cell>
          <table:table-cell table:style-name="ce37" office:value-type="string" calcext:value-type="string">
            <text:p>patch_sig[]</text:p>
          </table:table-cell>
          <table:table-cell table:style-name="ce29" office:value-type="float" office:value="0" calcext:value-type="float">
            <text:p>0</text:p>
          </table:table-cell>
          <table:table-cell table:style-name="ce26" table:formula="of:=IF(AND(ISNUMBER([.D23]);[.D23]&gt;9); CONCATENATE(&quot;0x&quot;; DEC2HEX([.D2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sig offset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4" table:formula="of:=[.A23]+4" office:value-type="float" office:value="84" calcext:value-type="float">
            <text:p>84</text:p>
          </table:table-cell>
          <table:table-cell table:style-name="ce26" table:formula="of:=IF(AND(ISNUMBER([.A24]);[.A24]&gt;9); CONCATENATE(&quot;0x&quot;; DEC2HEX([.A24]));&quot;&quot;)" office:value-type="string" office:string-value="0x54" calcext:value-type="string">
            <text:p>0x54</text:p>
          </table:table-cell>
          <table:table-cell table:style-name="ce37" office:value-type="string" calcext:value-type="string">
            <text:p>nvkm_gsp_booter_fw.fuse_ver</text:p>
          </table:table-cell>
          <table:table-cell table:style-name="ce29"/>
          <table:table-cell table:style-name="ce26" table:formula="of:=IF(AND(ISNUMBER([.D24]);[.D24]&gt;9); CONCATENATE(&quot;0x&quot;; DEC2HEX([.D2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fuse vers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4]+4" office:value-type="float" office:value="88" calcext:value-type="float">
            <text:p>88</text:p>
          </table:table-cell>
          <table:table-cell table:style-name="ce26" table:formula="of:=IF(AND(ISNUMBER([.A25]);[.A25]&gt;9); CONCATENATE(&quot;0x&quot;; DEC2HEX([.A25]));&quot;&quot;)" office:value-type="string" office:string-value="0x58" calcext:value-type="string">
            <text:p>0x58</text:p>
          </table:table-cell>
          <table:table-cell table:style-name="ce37" office:value-type="string" calcext:value-type="string">
            <text:p>nvkm_gsp_booter_fw.engine_id</text:p>
          </table:table-cell>
          <table:table-cell table:style-name="ce29"/>
          <table:table-cell table:style-name="ce26" table:formula="of:=IF(AND(ISNUMBER([.D25]);[.D25]&gt;9); CONCATENATE(&quot;0x&quot;; DEC2HEX([.D2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gin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5]+4" office:value-type="float" office:value="92" calcext:value-type="float">
            <text:p>92</text:p>
          </table:table-cell>
          <table:table-cell table:style-name="ce26" table:formula="of:=IF(AND(ISNUMBER([.A26]);[.A26]&gt;9); CONCATENATE(&quot;0x&quot;; DEC2HEX([.A26]));&quot;&quot;)" office:value-type="string" office:string-value="0x5C" calcext:value-type="string">
            <text:p>0x5C</text:p>
          </table:table-cell>
          <table:table-cell table:style-name="ce37" office:value-type="string" calcext:value-type="string">
            <text:p>nvkm_gsp_booter_fw.ucode_id</text:p>
          </table:table-cell>
          <table:table-cell table:style-name="ce29"/>
          <table:table-cell table:style-name="ce26" table:formula="of:=IF(AND(ISNUMBER([.D26]);[.D26]&gt;9); CONCATENATE(&quot;0x&quot;; DEC2HEX([.D2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ucod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5" table:formula="of:=[.A26]+4" office:value-type="float" office:value="96" calcext:value-type="float">
            <text:p>96</text:p>
          </table:table-cell>
          <table:table-cell table:style-name="ce26" table:formula="of:=IF(AND(ISNUMBER([.A27]);[.A27]&gt;9); CONCATENATE(&quot;0x&quot;; DEC2HEX([.A27]));&quot;&quot;)" office:value-type="string" office:string-value="0x60" calcext:value-type="string">
            <text:p>0x60</text:p>
          </table:table-cell>
          <table:table-cell table:style-name="ce22" office:value-type="string" calcext:value-type="string">
            <text:p>nvkm_gsp_booter_fw.num_sigs</text:p>
          </table:table-cell>
          <table:table-cell table:style-name="ce38" table:formula="of:=[.D1]" office:value-type="float" office:value="1" calcext:value-type="float">
            <text:p>1</text:p>
          </table:table-cell>
          <table:table-cell table:style-name="ce26" table:formula="of:=IF(AND(ISNUMBER([.D27]);[.D27]&gt;9); CONCATENATE(&quot;0x&quot;; DEC2HEX([.D2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number of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6" table:formula="of:=[.A27]+4" office:value-type="float" office:value="100" calcext:value-type="float">
            <text:p>100</text:p>
          </table:table-cell>
          <table:table-cell table:style-name="ce26" table:formula="of:=IF(AND(ISNUMBER([.A28]);[.A28]&gt;9); CONCATENATE(&quot;0x&quot;; DEC2HEX([.A28]));&quot;&quot;)" office:value-type="string" office:string-value="0x64" calcext:value-type="string">
            <text:p>0x64</text:p>
          </table:table-cell>
          <table:table-cell table:style-name="ce22" office:value-type="string" calcext:value-type="string">
            <text:p>nvkm_gsp_booter_fw_hdr.os_code_offset</text:p>
          </table:table-cell>
          <table:table-cell table:style-name="ce29"/>
          <table:table-cell table:style-name="ce26" table:formula="of:=IF(AND(ISNUMBER([.D28]);[.D28]&gt;9); CONCATENATE(&quot;0x&quot;; DEC2HEX([.D28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8]+4" office:value-type="float" office:value="104" calcext:value-type="float">
            <text:p>104</text:p>
          </table:table-cell>
          <table:table-cell table:style-name="ce26" table:formula="of:=IF(AND(ISNUMBER([.A29]);[.A29]&gt;9); CONCATENATE(&quot;0x&quot;; DEC2HEX([.A29]));&quot;&quot;)" office:value-type="string" office:string-value="0x68" calcext:value-type="string">
            <text:p>0x68</text:p>
          </table:table-cell>
          <table:table-cell table:style-name="ce22" office:value-type="string" calcext:value-type="string">
            <text:p>nvkm_gsp_booter_fw_hdr.os_code_size</text:p>
          </table:table-cell>
          <table:table-cell table:style-name="ce29"/>
          <table:table-cell table:style-name="ce26" table:formula="of:=IF(AND(ISNUMBER([.D29]);[.D29]&gt;9); CONCATENATE(&quot;0x&quot;; DEC2HEX([.D29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9]+4" office:value-type="float" office:value="108" calcext:value-type="float">
            <text:p>108</text:p>
          </table:table-cell>
          <table:table-cell table:style-name="ce26" table:formula="of:=IF(AND(ISNUMBER([.A30]);[.A30]&gt;9); CONCATENATE(&quot;0x&quot;; DEC2HEX([.A30]));&quot;&quot;)" office:value-type="string" office:string-value="0x6C" calcext:value-type="string">
            <text:p>0x6C</text:p>
          </table:table-cell>
          <table:table-cell table:style-name="ce22" office:value-type="string" calcext:value-type="string">
            <text:p>nvkm_gsp_booter_fw_hdr.os_data_offset</text:p>
          </table:table-cell>
          <table:table-cell table:style-name="ce29"/>
          <table:table-cell table:style-name="ce26" table:formula="of:=IF(AND(ISNUMBER([.D30]);[.D30]&gt;9); CONCATENATE(&quot;0x&quot;; DEC2HEX([.D30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0]+4" office:value-type="float" office:value="112" calcext:value-type="float">
            <text:p>112</text:p>
          </table:table-cell>
          <table:table-cell table:style-name="ce26" table:formula="of:=IF(AND(ISNUMBER([.A31]);[.A31]&gt;9); CONCATENATE(&quot;0x&quot;; DEC2HEX([.A31]));&quot;&quot;)" office:value-type="string" office:string-value="0x70" calcext:value-type="string">
            <text:p>0x70</text:p>
          </table:table-cell>
          <table:table-cell table:style-name="ce22" office:value-type="string" calcext:value-type="string">
            <text:p>nvkm_gsp_booter_fw_hdr.os_data_size</text:p>
          </table:table-cell>
          <table:table-cell table:style-name="ce29"/>
          <table:table-cell table:style-name="ce26" table:formula="of:=IF(AND(ISNUMBER([.D31]);[.D31]&gt;9); CONCATENATE(&quot;0x&quot;; DEC2HEX([.D31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1]+4" office:value-type="float" office:value="116" calcext:value-type="float">
            <text:p>116</text:p>
          </table:table-cell>
          <table:table-cell table:style-name="ce26" table:formula="of:=IF(AND(ISNUMBER([.A32]);[.A32]&gt;9); CONCATENATE(&quot;0x&quot;; DEC2HEX([.A32]));&quot;&quot;)" office:value-type="string" office:string-value="0x74" calcext:value-type="string">
            <text:p>0x74</text:p>
          </table:table-cell>
          <table:table-cell table:style-name="ce22" office:value-type="string" calcext:value-type="string">
            <text:p>nvkm_gsp_booter_fw_hdr.num_apps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32]);[.D32]&gt;9); CONCATENATE(&quot;0x&quot;; DEC2HEX([.D3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2]+4" office:value-type="float" office:value="120" calcext:value-type="float">
            <text:p>120</text:p>
          </table:table-cell>
          <table:table-cell table:style-name="ce26" table:formula="of:=IF(AND(ISNUMBER([.A33]);[.A33]&gt;9); CONCATENATE(&quot;0x&quot;; DEC2HEX([.A33]));&quot;&quot;)" office:value-type="string" office:string-value="0x78" calcext:value-type="string">
            <text:p>0x78</text:p>
          </table:table-cell>
          <table:table-cell table:style-name="ce22" office:value-type="string" calcext:value-type="string">
            <text:p>nvkm_gsp_booter_fw_hdr.app_code_offset</text:p>
          </table:table-cell>
          <table:table-cell table:style-name="ce29"/>
          <table:table-cell table:style-name="ce26" table:formula="of:=IF(AND(ISNUMBER([.D33]);[.D33]&gt;9); CONCATENATE(&quot;0x&quot;; DEC2HEX([.D3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3]+4" office:value-type="float" office:value="124" calcext:value-type="float">
            <text:p>124</text:p>
          </table:table-cell>
          <table:table-cell table:style-name="ce26" table:formula="of:=IF(AND(ISNUMBER([.A34]);[.A34]&gt;9); CONCATENATE(&quot;0x&quot;; DEC2HEX([.A34]));&quot;&quot;)" office:value-type="string" office:string-value="0x7C" calcext:value-type="string">
            <text:p>0x7C</text:p>
          </table:table-cell>
          <table:table-cell table:style-name="ce22" office:value-type="string" calcext:value-type="string">
            <text:p>nvkm_gsp_booter_fw_hdr.app_code_size</text:p>
          </table:table-cell>
          <table:table-cell table:style-name="ce29"/>
          <table:table-cell table:style-name="ce26" table:formula="of:=IF(AND(ISNUMBER([.D34]);[.D34]&gt;9); CONCATENATE(&quot;0x&quot;; DEC2HEX([.D3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4]+4" office:value-type="float" office:value="128" calcext:value-type="float">
            <text:p>128</text:p>
          </table:table-cell>
          <table:table-cell table:style-name="ce26" table:formula="of:=IF(AND(ISNUMBER([.A35]);[.A35]&gt;9); CONCATENATE(&quot;0x&quot;; DEC2HEX([.A35]));&quot;&quot;)" office:value-type="string" office:string-value="0x80" calcext:value-type="string">
            <text:p>0x80</text:p>
          </table:table-cell>
          <table:table-cell table:style-name="ce22" office:value-type="string" calcext:value-type="string">
            <text:p>nvkm_gsp_booter_fw_hdr.app_data_offset</text:p>
          </table:table-cell>
          <table:table-cell table:style-name="ce29"/>
          <table:table-cell table:style-name="ce26" table:formula="of:=IF(AND(ISNUMBER([.D35]);[.D35]&gt;9); CONCATENATE(&quot;0x&quot;; DEC2HEX([.D3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5]+4" office:value-type="float" office:value="132" calcext:value-type="float">
            <text:p>132</text:p>
          </table:table-cell>
          <table:table-cell table:style-name="ce26" table:formula="of:=IF(AND(ISNUMBER([.A36]);[.A36]&gt;9); CONCATENATE(&quot;0x&quot;; DEC2HEX([.A36]));&quot;&quot;)" office:value-type="string" office:string-value="0x84" calcext:value-type="string">
            <text:p>0x84</text:p>
          </table:table-cell>
          <table:table-cell table:style-name="ce22" office:value-type="string" calcext:value-type="string">
            <text:p>nvkm_gsp_booter_fw_hdr.app_data_size</text:p>
          </table:table-cell>
          <table:table-cell table:style-name="ce29"/>
          <table:table-cell table:style-name="ce26" table:formula="of:=IF(AND(ISNUMBER([.D36]);[.D36]&gt;9); CONCATENATE(&quot;0x&quot;; DEC2HEX([.D3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6]+4" office:value-type="float" office:value="136" calcext:value-type="float">
            <text:p>136</text:p>
          </table:table-cell>
          <table:table-cell table:style-name="ce26" table:formula="of:=IF(AND(ISNUMBER([.A37]);[.A37]&gt;9); CONCATENATE(&quot;0x&quot;; DEC2HEX([.A37]));&quot;&quot;)" office:value-type="string" office:string-value="0x88" calcext:value-type="string">
            <text:p>0x88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37]);[.D37]&gt;9); CONCATENATE(&quot;0x&quot;; DEC2HEX([.D37]));&quot;&quot;)">
            <text:p/>
          </table:table-cell>
          <table:table-cell table:style-name="ce27" table:formula="of:=[.D3]" office:value-type="float" office:value="35584" calcext:value-type="float">
            <text:p>35584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37]+[.D3]" office:value-type="float" office:value="35720" calcext:value-type="float">
            <text:p>35720</text:p>
          </table:table-cell>
          <table:table-cell table:style-name="ce26" table:formula="of:=IF(AND(ISNUMBER([.A38]);[.A38]&gt;9); CONCATENATE(&quot;0x&quot;; DEC2HEX([.A38]));&quot;&quot;)" office:value-type="string" office:string-value="0x8B88" calcext:value-type="string">
            <text:p>0x8B88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65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rubber" table:style-name="ta3">
        <table:table-column table:style-name="co11" table:default-cell-style-name="ce25"/>
        <table:table-column table:style-name="co18" table:default-cell-style-name="ce25"/>
        <table:table-column table:style-name="co13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9" table:number-columns-repeated="1017" table:default-cell-style-name="ce25"/>
        <table:table-row table:style-name="ro1">
          <table:table-cell table:style-name="ce22"/>
          <table:table-cell table:style-name="ce26" table:formula="of:=IF(AND(ISNUMBER([.A1]);[.A1]&gt;9); CONCATENATE(&quot;0x&quot;; DEC2HEX([.A1]));&quot;&quot;)">
            <text:p/>
          </table:table-cell>
          <table:table-cell table:style-name="ce22" office:value-type="string" calcext:value-type="string">
            <text:p>Number of signatures:</text:p>
          </table:table-cell>
          <table:table-cell table:style-name="ce38" office:value-type="float" office:value="2" calcext:value-type="float">
            <text:p>2</text:p>
          </table:table-cell>
          <table:table-cell table:style-name="ce26" table:formula="of:=IF(AND(ISNUMBER([.D1]);[.D1]&gt;9); CONCATENATE(&quot;0x&quot;; DEC2HEX([.D1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2]);[.A2]&gt;9); CONCATENATE(&quot;0x&quot;; DEC2HEX([.A2]));&quot;&quot;)">
            <text:p/>
          </table:table-cell>
          <table:table-cell table:style-name="ce22" office:value-type="string" calcext:value-type="string">
            <text:p>Size of one signature:</text:p>
          </table:table-cell>
          <table:table-cell table:style-name="ce29" office:value-type="float" office:value="384" calcext:value-type="float">
            <text:p>384</text:p>
          </table:table-cell>
          <table:table-cell table:style-name="ce26" table:formula="of:=IF(AND(ISNUMBER([.D2]);[.D2]&gt;9); CONCATENATE(&quot;0x&quot;; DEC2HEX([.D2]));&quot;&quot;)" office:value-type="string" office:string-value="0x180" calcext:value-type="string">
            <text:p>0x18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/>
          <table:table-cell table:style-name="ce26" table:formula="of:=IF(AND(ISNUMBER([.A3]);[.A3]&gt;9); CONCATENATE(&quot;0x&quot;; DEC2HEX([.A3]));&quot;&quot;)">
            <text:p/>
          </table:table-cell>
          <table:table-cell table:style-name="ce22" office:value-type="string" calcext:value-type="string">
            <text:p>Size of firmware image:</text:p>
          </table:table-cell>
          <table:table-cell table:style-name="ce27" office:value-type="float" office:value="7424" calcext:value-type="float">
            <text:p>7424</text:p>
          </table:table-cell>
          <table:table-cell table:style-name="ce26" table:formula="of:=IF(AND(ISNUMBER([.D3]);[.D3]&gt;9); CONCATENATE(&quot;0x&quot;; DEC2HEX([.D3]));&quot;&quot;)" office:value-type="string" office:string-value="0x1D00" calcext:value-type="string">
            <text:p>0x1D00</text:p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>
          <table:table-cell table:style-name="ce22"/>
          <table:table-cell table:style-name="ce26" table:formula="of:=IF(AND(ISNUMBER([.A4]);[.A4]&gt;9); CONCATENATE(&quot;0x&quot;; DEC2HEX([.A4]));&quot;&quot;)">
            <text:p/>
          </table:table-cell>
          <table:table-cell table:style-name="ce22"/>
          <table:table-cell table:style-name="ce29"/>
          <table:table-cell table:style-name="ce26" table:formula="of:=IF(AND(ISNUMBER([.D4]);[.D4]&gt;9); CONCATENATE(&quot;0x&quot;; DEC2HEX([.D4]));&quot;&quot;)">
            <text:p/>
          </table:table-cell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5]);[.A5]&gt;9); CONCATENATE(&quot;0x&quot;; DEC2HEX([.A5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Value</text:p>
          </table:table-cell>
          <table:table-cell table:style-name="ce26" table:formula="of:=IF(AND(ISNUMBER([.D5]);[.D5]&gt;9); CONCATENATE(&quot;0x&quot;; DEC2HEX([.D5]));&quot;&quot;)">
            <text:p/>
          </table:table-cell>
          <table:table-cell table:style-name="ce29" office:value-type="string" calcext:value-type="string">
            <text:p>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nvfw_bin_hdr.bin_magic</text:p>
          </table:table-cell>
          <table:table-cell table:style-name="ce29" office:value-type="string" calcext:value-type="string">
            <text:p>0x10de</text:p>
          </table:table-cell>
          <table:table-cell table:style-name="ce26" table:formula="of:=IF(AND(ISNUMBER([.D6]);[.D6]&gt;9); CONCATENATE(&quot;0x&quot;; DEC2HEX([.D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6]+4" office:value-type="float" office:value="4" calcext:value-type="float">
            <text:p>4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nvfw_bin_hdr.bin_ver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7]);[.D7]&gt;9); CONCATENATE(&quot;0x&quot;; DEC2HEX([.D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7]+4" office:value-type="float" office:value="8" calcext:value-type="float">
            <text:p>8</text:p>
          </table:table-cell>
          <table:table-cell table:style-name="ce26" table:formula="of:=IF(AND(ISNUMBER([.A8]);[.A8]&gt;9); CONCATENATE(&quot;0x&quot;; DEC2HEX([.A8]));&quot;&quot;)">
            <text:p/>
          </table:table-cell>
          <table:table-cell table:style-name="ce22" office:value-type="string" calcext:value-type="string">
            <text:p>nvfw_bin_hdr.bin_size</text:p>
          </table:table-cell>
          <table:table-cell table:style-name="ce29" table:formula="of:=COM.MICROSOFT.CEILING([.A38]; 256)" office:value-type="float" office:value="8448" calcext:value-type="float">
            <text:p>8448</text:p>
          </table:table-cell>
          <table:table-cell table:style-name="ce26" table:formula="of:=IF(AND(ISNUMBER([.D8]);[.D8]&gt;9); CONCATENATE(&quot;0x&quot;; DEC2HEX([.D8]));&quot;&quot;)" office:value-type="string" office:string-value="0x2100" calcext:value-type="string">
            <text:p>0x21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tire image size, including this header, rounded up to the next 256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8]+4" office:value-type="float" office:value="12" calcext:value-type="float">
            <text:p>12</text:p>
          </table:table-cell>
          <table:table-cell table:style-name="ce26" table:formula="of:=IF(AND(ISNUMBER([.A9]);[.A9]&gt;9); CONCATENATE(&quot;0x&quot;; DEC2HEX([.A9]));&quot;&quot;)" office:value-type="string" office:string-value="0xC" calcext:value-type="string">
            <text:p>0xC</text:p>
          </table:table-cell>
          <table:table-cell table:style-name="ce22" office:value-type="string" calcext:value-type="string">
            <text:p>nvfw_bin_hdr.header_offset</text:p>
          </table:table-cell>
          <table:table-cell table:style-name="ce30" table:formula="of:=[.A12]" office:value-type="float" office:value="24" calcext:value-type="float">
            <text:p>24</text:p>
          </table:table-cell>
          <table:table-cell table:style-name="ce26" table:formula="of:=IF(AND(ISNUMBER([.D9]);[.D9]&gt;9); CONCATENATE(&quot;0x&quot;; DEC2HEX([.D9]));&quot;&quot;)" office:value-type="string" office:string-value="0x18" calcext:value-type="string">
            <text:p>0x1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fw_hs_header_v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9]+4" office:value-type="float" office:value="16" calcext:value-type="float">
            <text:p>16</text:p>
          </table:table-cell>
          <table:table-cell table:style-name="ce26" table:formula="of:=IF(AND(ISNUMBER([.A10]);[.A10]&gt;9); CONCATENATE(&quot;0x&quot;; DEC2HEX([.A10]));&quot;&quot;)" office:value-type="string" office:string-value="0x10" calcext:value-type="string">
            <text:p>0x10</text:p>
          </table:table-cell>
          <table:table-cell table:style-name="ce22" office:value-type="string" calcext:value-type="string">
            <text:p>nvfw_bin_hdr.data_offset</text:p>
          </table:table-cell>
          <table:table-cell table:style-name="ce24" table:formula="of:=[.A37]" office:value-type="float" office:value="888" calcext:value-type="float">
            <text:p>888</text:p>
          </table:table-cell>
          <table:table-cell table:style-name="ce26" table:formula="of:=IF(AND(ISNUMBER([.D10]);[.D10]&gt;9); CONCATENATE(&quot;0x&quot;; DEC2HEX([.D10]));&quot;&quot;)" office:value-type="string" office:string-value="0x378" calcext:value-type="string">
            <text:p>0x378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0]+4" office:value-type="float" office:value="20" calcext:value-type="float">
            <text:p>20</text:p>
          </table:table-cell>
          <table:table-cell table:style-name="ce26" table:formula="of:=IF(AND(ISNUMBER([.A11]);[.A11]&gt;9); CONCATENATE(&quot;0x&quot;; DEC2HEX([.A11]));&quot;&quot;)" office:value-type="string" office:string-value="0x14" calcext:value-type="string">
            <text:p>0x14</text:p>
          </table:table-cell>
          <table:table-cell table:style-name="ce22" office:value-type="string" calcext:value-type="string">
            <text:p>nvfw_bin_hdr.data_size</text:p>
          </table:table-cell>
          <table:table-cell table:style-name="ce27" table:formula="of:=[.D3]" office:value-type="float" office:value="7424" calcext:value-type="float">
            <text:p>7424</text:p>
          </table:table-cell>
          <table:table-cell table:style-name="ce26" table:formula="of:=IF(AND(ISNUMBER([.D11]);[.D11]&gt;9); CONCATENATE(&quot;0x&quot;; DEC2HEX([.D11]));&quot;&quot;)" office:value-type="string" office:string-value="0x1D00" calcext:value-type="string">
            <text:p>0x1D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ucode binary itself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3" table:formula="of:=[.A11]+4" office:value-type="float" office:value="24" calcext:value-type="float">
            <text:p>24</text:p>
          </table:table-cell>
          <table:table-cell table:style-name="ce26" table:formula="of:=IF(AND(ISNUMBER([.A12]);[.A12]&gt;9); CONCATENATE(&quot;0x&quot;; DEC2HEX([.A12]));&quot;&quot;)" office:value-type="string" office:string-value="0x18" calcext:value-type="string">
            <text:p>0x18</text:p>
          </table:table-cell>
          <table:table-cell table:style-name="ce22" office:value-type="string" calcext:value-type="string">
            <text:p>nvfw_hs_header_v2.sig_prod_offset</text:p>
          </table:table-cell>
          <table:table-cell table:style-name="ce39" table:formula="of:=[.A21]" office:value-type="float" office:value="60" calcext:value-type="float">
            <text:p>60</text:p>
          </table:table-cell>
          <table:table-cell table:style-name="ce26" table:formula="of:=IF(AND(ISNUMBER([.D12]);[.D12]&gt;9); CONCATENATE(&quot;0x&quot;; DEC2HEX([.D12]));&quot;&quot;)" office:value-type="string" office:string-value="0x3C" calcext:value-type="string">
            <text:p>0x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irmware signature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2]+4" office:value-type="float" office:value="28" calcext:value-type="float">
            <text:p>28</text:p>
          </table:table-cell>
          <table:table-cell table:style-name="ce26" table:formula="of:=IF(AND(ISNUMBER([.A13]);[.A13]&gt;9); CONCATENATE(&quot;0x&quot;; DEC2HEX([.A13]));&quot;&quot;)" office:value-type="string" office:string-value="0x1C" calcext:value-type="string">
            <text:p>0x1C</text:p>
          </table:table-cell>
          <table:table-cell table:style-name="ce22" office:value-type="string" calcext:value-type="string">
            <text:p>nvfw_hs_header_v2.sig_prod_size</text:p>
          </table:table-cell>
          <table:table-cell table:style-name="ce28" table:formula="of:=[.D1]*[.D2]" office:value-type="float" office:value="768" calcext:value-type="float">
            <text:p>768</text:p>
          </table:table-cell>
          <table:table-cell table:style-name="ce26" table:formula="of:=IF(AND(ISNUMBER([.D13]);[.D13]&gt;9); CONCATENATE(&quot;0x&quot;; DEC2HEX([.D13]));&quot;&quot;)" office:value-type="string" office:string-value="0x300" calcext:value-type="string">
            <text:p>0x30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 of fw signature array, num_sigs * sig_siz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3]+4" office:value-type="float" office:value="32" calcext:value-type="float">
            <text:p>32</text:p>
          </table:table-cell>
          <table:table-cell table:style-name="ce26" table:formula="of:=IF(AND(ISNUMBER([.A14]);[.A14]&gt;9); CONCATENATE(&quot;0x&quot;; DEC2HEX([.A14]));&quot;&quot;)" office:value-type="string" office:string-value="0x20" calcext:value-type="string">
            <text:p>0x20</text:p>
          </table:table-cell>
          <table:table-cell table:style-name="ce22" office:value-type="string" calcext:value-type="string">
            <text:p>nvfw_hs_header_v2.patch_loc</text:p>
          </table:table-cell>
          <table:table-cell table:style-name="ce40" table:formula="of:=[.A22]" office:value-type="float" office:value="828" calcext:value-type="float">
            <text:p>828</text:p>
          </table:table-cell>
          <table:table-cell table:style-name="ce26" table:formula="of:=IF(AND(ISNUMBER([.D14]);[.D14]&gt;9); CONCATENATE(&quot;0x&quot;; DEC2HEX([.D14]));&quot;&quot;)" office:value-type="string" office:string-value="0x33C" calcext:value-type="string">
            <text:p>0x33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loc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4]+4" office:value-type="float" office:value="36" calcext:value-type="float">
            <text:p>36</text:p>
          </table:table-cell>
          <table:table-cell table:style-name="ce26" table:formula="of:=IF(AND(ISNUMBER([.A15]);[.A15]&gt;9); CONCATENATE(&quot;0x&quot;; DEC2HEX([.A15]));&quot;&quot;)" office:value-type="string" office:string-value="0x24" calcext:value-type="string">
            <text:p>0x24</text:p>
          </table:table-cell>
          <table:table-cell table:style-name="ce22" office:value-type="string" calcext:value-type="string">
            <text:p>nvfw_hs_header_v2.patch_sig</text:p>
          </table:table-cell>
          <table:table-cell table:style-name="ce41" table:formula="of:=[.A23]" office:value-type="float" office:value="832" calcext:value-type="float">
            <text:p>832</text:p>
          </table:table-cell>
          <table:table-cell table:style-name="ce26" table:formula="of:=IF(AND(ISNUMBER([.D15]);[.D15]&gt;9); CONCATENATE(&quot;0x&quot;; DEC2HEX([.D15]));&quot;&quot;)" office:value-type="string" office:string-value="0x340" calcext:value-type="string">
            <text:p>0x34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patch_sig array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5]+4" office:value-type="float" office:value="40" calcext:value-type="float">
            <text:p>40</text:p>
          </table:table-cell>
          <table:table-cell table:style-name="ce26" table:formula="of:=IF(AND(ISNUMBER([.A16]);[.A16]&gt;9); CONCATENATE(&quot;0x&quot;; DEC2HEX([.A16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nvfw_hs_header_v2.meta_data_offset</text:p>
          </table:table-cell>
          <table:table-cell table:style-name="ce42" table:formula="of:=[.A24]" office:value-type="float" office:value="836" calcext:value-type="float">
            <text:p>836</text:p>
          </table:table-cell>
          <table:table-cell table:style-name="ce26" table:formula="of:=IF(AND(ISNUMBER([.D16]);[.D16]&gt;9); CONCATENATE(&quot;0x&quot;; DEC2HEX([.D16]));&quot;&quot;)" office:value-type="string" office:string-value="0x344" calcext:value-type="string">
            <text:p>0x34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fuse/engine/ucode id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6]+4" office:value-type="float" office:value="44" calcext:value-type="float">
            <text:p>44</text:p>
          </table:table-cell>
          <table:table-cell table:style-name="ce26" table:formula="of:=IF(AND(ISNUMBER([.A17]);[.A17]&gt;9); CONCATENATE(&quot;0x&quot;; DEC2HEX([.A17]));&quot;&quot;)" office:value-type="string" office:string-value="0x2C" calcext:value-type="string">
            <text:p>0x2C</text:p>
          </table:table-cell>
          <table:table-cell table:style-name="ce22" office:value-type="string" calcext:value-type="string">
            <text:p>nvfw_hs_header_v2.meta_data_size</text:p>
          </table:table-cell>
          <table:table-cell table:style-name="ce29" table:formula="of:=3*4" office:value-type="float" office:value="12" calcext:value-type="float">
            <text:p>12</text:p>
          </table:table-cell>
          <table:table-cell table:style-name="ce26" table:formula="of:=IF(AND(ISNUMBER([.D17]);[.D17]&gt;9); CONCATENATE(&quot;0x&quot;; DEC2HEX([.D17]));&quot;&quot;)" office:value-type="string" office:string-value="0xC" calcext:value-type="string">
            <text:p>0xC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3 * sizeof(u32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7]+4" office:value-type="float" office:value="48" calcext:value-type="float">
            <text:p>48</text:p>
          </table:table-cell>
          <table:table-cell table:style-name="ce26" table:formula="of:=IF(AND(ISNUMBER([.A18]);[.A18]&gt;9); CONCATENATE(&quot;0x&quot;; DEC2HEX([.A18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nvfw_hs_header_v2.num_sig</text:p>
          </table:table-cell>
          <table:table-cell table:style-name="ce35" table:formula="of:=[.A27]" office:value-type="float" office:value="848" calcext:value-type="float">
            <text:p>848</text:p>
          </table:table-cell>
          <table:table-cell table:style-name="ce26" table:formula="of:=IF(AND(ISNUMBER([.D18]);[.D18]&gt;9); CONCATENATE(&quot;0x&quot;; DEC2HEX([.D18]));&quot;&quot;)" office:value-type="string" office:string-value="0x350" calcext:value-type="string">
            <text:p>0x350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.num_sig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8]+4" office:value-type="float" office:value="52" calcext:value-type="float">
            <text:p>52</text:p>
          </table:table-cell>
          <table:table-cell table:style-name="ce26" table:formula="of:=IF(AND(ISNUMBER([.A19]);[.A19]&gt;9); CONCATENATE(&quot;0x&quot;; DEC2HEX([.A19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nvfw_hs_header_v2.header_offset</text:p>
          </table:table-cell>
          <table:table-cell table:style-name="ce43" table:formula="of:=[.A28]" office:value-type="float" office:value="852" calcext:value-type="float">
            <text:p>852</text:p>
          </table:table-cell>
          <table:table-cell table:style-name="ce26" table:formula="of:=IF(AND(ISNUMBER([.D19]);[.D19]&gt;9); CONCATENATE(&quot;0x&quot;; DEC2HEX([.D19]));&quot;&quot;)" office:value-type="string" office:string-value="0x354" calcext:value-type="string">
            <text:p>0x35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offset of nvkm_gsp_booter_fw_hdr struct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19]+4" office:value-type="float" office:value="56" calcext:value-type="float">
            <text:p>56</text:p>
          </table:table-cell>
          <table:table-cell table:style-name="ce26" table:formula="of:=IF(AND(ISNUMBER([.A20]);[.A20]&gt;9); CONCATENATE(&quot;0x&quot;; DEC2HEX([.A20]));&quot;&quot;)" office:value-type="string" office:string-value="0x38" calcext:value-type="string">
            <text:p>0x38</text:p>
          </table:table-cell>
          <table:table-cell table:style-name="ce22" office:value-type="string" calcext:value-type="string">
            <text:p>nvfw_hs_header_v2.header_size</text:p>
          </table:table-cell>
          <table:table-cell table:style-name="ce29" table:formula="of:=9*4" office:value-type="float" office:value="36" calcext:value-type="float">
            <text:p>36</text:p>
          </table:table-cell>
          <table:table-cell table:style-name="ce26" table:formula="of:=IF(AND(ISNUMBER([.D20]);[.D20]&gt;9); CONCATENATE(&quot;0x&quot;; DEC2HEX([.D20]));&quot;&quot;)" office:value-type="string" office:string-value="0x24" calcext:value-type="string">
            <text:p>0x24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sizeof(nvkm_gsp_booter_fw_hdr)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1" table:formula="of:=[.A20]+4" office:value-type="float" office:value="60" calcext:value-type="float">
            <text:p>60</text:p>
          </table:table-cell>
          <table:table-cell table:style-name="ce26" table:formula="of:=IF(AND(ISNUMBER([.A21]);[.A21]&gt;9); CONCATENATE(&quot;0x&quot;; DEC2HEX([.A21]));&quot;&quot;)" office:value-type="string" office:string-value="0x3C" calcext:value-type="string">
            <text:p>0x3C</text:p>
          </table:table-cell>
          <table:table-cell table:style-name="ce22" office:value-type="string" calcext:value-type="string">
            <text:p>signatures</text:p>
          </table:table-cell>
          <table:table-cell table:style-name="ce22"/>
          <table:table-cell table:style-name="ce26" table:formula="of:=IF(AND(ISNUMBER([.D21]);[.D21]&gt;9); CONCATENATE(&quot;0x&quot;; DEC2HEX([.D21]));&quot;&quot;)">
            <text:p/>
          </table:table-cell>
          <table:table-cell table:style-name="ce28" table:formula="of:=[.D13]" office:value-type="float" office:value="768" calcext:value-type="float">
            <text:p>768</text:p>
          </table:table-cell>
          <table:table-cell table:style-name="ce22" office:value-type="string" calcext:value-type="string">
            <text:p>firmware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2" table:formula="of:=[.A21]+[.F21]" office:value-type="float" office:value="828" calcext:value-type="float">
            <text:p>828</text:p>
          </table:table-cell>
          <table:table-cell table:style-name="ce26" table:formula="of:=IF(AND(ISNUMBER([.A22]);[.A22]&gt;9); CONCATENATE(&quot;0x&quot;; DEC2HEX([.A22]));&quot;&quot;)" office:value-type="string" office:string-value="0x33C" calcext:value-type="string">
            <text:p>0x33C</text:p>
          </table:table-cell>
          <table:table-cell table:style-name="ce22" office:value-type="string" calcext:value-type="string">
            <text:p>patch_loc[]</text:p>
          </table:table-cell>
          <table:table-cell table:style-name="ce29"/>
          <table:table-cell table:style-name="ce26" table:formula="of:=IF(AND(ISNUMBER([.D22]);[.D22]&gt;9); CONCATENATE(&quot;0x&quot;; DEC2HEX([.D2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loc offsets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3" table:formula="of:=[.A22]+4" office:value-type="float" office:value="832" calcext:value-type="float">
            <text:p>832</text:p>
          </table:table-cell>
          <table:table-cell table:style-name="ce26" table:formula="of:=IF(AND(ISNUMBER([.A23]);[.A23]&gt;9); CONCATENATE(&quot;0x&quot;; DEC2HEX([.A23]));&quot;&quot;)" office:value-type="string" office:string-value="0x340" calcext:value-type="string">
            <text:p>0x340</text:p>
          </table:table-cell>
          <table:table-cell table:style-name="ce37" office:value-type="string" calcext:value-type="string">
            <text:p>patch_sig[]</text:p>
          </table:table-cell>
          <table:table-cell table:style-name="ce29" office:value-type="float" office:value="0" calcext:value-type="float">
            <text:p>0</text:p>
          </table:table-cell>
          <table:table-cell table:style-name="ce26" table:formula="of:=IF(AND(ISNUMBER([.D23]);[.D23]&gt;9); CONCATENATE(&quot;0x&quot;; DEC2HEX([.D2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patch_sig offset, array of only one u32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4" table:formula="of:=[.A23]+4" office:value-type="float" office:value="836" calcext:value-type="float">
            <text:p>836</text:p>
          </table:table-cell>
          <table:table-cell table:style-name="ce26" table:formula="of:=IF(AND(ISNUMBER([.A24]);[.A24]&gt;9); CONCATENATE(&quot;0x&quot;; DEC2HEX([.A24]));&quot;&quot;)" office:value-type="string" office:string-value="0x344" calcext:value-type="string">
            <text:p>0x344</text:p>
          </table:table-cell>
          <table:table-cell table:style-name="ce37" office:value-type="string" calcext:value-type="string">
            <text:p>nvkm_gsp_booter_fw.fuse_ver</text:p>
          </table:table-cell>
          <table:table-cell table:style-name="ce29"/>
          <table:table-cell table:style-name="ce26" table:formula="of:=IF(AND(ISNUMBER([.D24]);[.D24]&gt;9); CONCATENATE(&quot;0x&quot;; DEC2HEX([.D2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fuse version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4]+4" office:value-type="float" office:value="840" calcext:value-type="float">
            <text:p>840</text:p>
          </table:table-cell>
          <table:table-cell table:style-name="ce26" table:formula="of:=IF(AND(ISNUMBER([.A25]);[.A25]&gt;9); CONCATENATE(&quot;0x&quot;; DEC2HEX([.A25]));&quot;&quot;)" office:value-type="string" office:string-value="0x348" calcext:value-type="string">
            <text:p>0x348</text:p>
          </table:table-cell>
          <table:table-cell table:style-name="ce37" office:value-type="string" calcext:value-type="string">
            <text:p>nvkm_gsp_booter_fw.engine_id</text:p>
          </table:table-cell>
          <table:table-cell table:style-name="ce29"/>
          <table:table-cell table:style-name="ce26" table:formula="of:=IF(AND(ISNUMBER([.D25]);[.D25]&gt;9); CONCATENATE(&quot;0x&quot;; DEC2HEX([.D2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engin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25]+4" office:value-type="float" office:value="844" calcext:value-type="float">
            <text:p>844</text:p>
          </table:table-cell>
          <table:table-cell table:style-name="ce26" table:formula="of:=IF(AND(ISNUMBER([.A26]);[.A26]&gt;9); CONCATENATE(&quot;0x&quot;; DEC2HEX([.A26]));&quot;&quot;)" office:value-type="string" office:string-value="0x34C" calcext:value-type="string">
            <text:p>0x34C</text:p>
          </table:table-cell>
          <table:table-cell table:style-name="ce37" office:value-type="string" calcext:value-type="string">
            <text:p>nvkm_gsp_booter_fw.ucode_id</text:p>
          </table:table-cell>
          <table:table-cell table:style-name="ce29"/>
          <table:table-cell table:style-name="ce26" table:formula="of:=IF(AND(ISNUMBER([.D26]);[.D26]&gt;9); CONCATENATE(&quot;0x&quot;; DEC2HEX([.D2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ucode ID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5" table:formula="of:=[.A26]+4" office:value-type="float" office:value="848" calcext:value-type="float">
            <text:p>848</text:p>
          </table:table-cell>
          <table:table-cell table:style-name="ce26" table:formula="of:=IF(AND(ISNUMBER([.A27]);[.A27]&gt;9); CONCATENATE(&quot;0x&quot;; DEC2HEX([.A27]));&quot;&quot;)" office:value-type="string" office:string-value="0x350" calcext:value-type="string">
            <text:p>0x350</text:p>
          </table:table-cell>
          <table:table-cell table:style-name="ce22" office:value-type="string" calcext:value-type="string">
            <text:p>nvkm_gsp_booter_fw.num_sigs</text:p>
          </table:table-cell>
          <table:table-cell table:style-name="ce38" table:formula="of:=[.D1]" office:value-type="float" office:value="2" calcext:value-type="float">
            <text:p>2</text:p>
          </table:table-cell>
          <table:table-cell table:style-name="ce26" table:formula="of:=IF(AND(ISNUMBER([.D27]);[.D27]&gt;9); CONCATENATE(&quot;0x&quot;; DEC2HEX([.D27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string" calcext:value-type="string">
            <text:p>number of signatures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36" table:formula="of:=[.A27]+4" office:value-type="float" office:value="852" calcext:value-type="float">
            <text:p>852</text:p>
          </table:table-cell>
          <table:table-cell table:style-name="ce26" table:formula="of:=IF(AND(ISNUMBER([.A28]);[.A28]&gt;9); CONCATENATE(&quot;0x&quot;; DEC2HEX([.A28]));&quot;&quot;)" office:value-type="string" office:string-value="0x354" calcext:value-type="string">
            <text:p>0x354</text:p>
          </table:table-cell>
          <table:table-cell table:style-name="ce22" office:value-type="string" calcext:value-type="string">
            <text:p>nvkm_gsp_booter_fw_hdr.os_code_offset</text:p>
          </table:table-cell>
          <table:table-cell table:style-name="ce29"/>
          <table:table-cell table:style-name="ce26" table:formula="of:=IF(AND(ISNUMBER([.D28]);[.D28]&gt;9); CONCATENATE(&quot;0x&quot;; DEC2HEX([.D28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8]+4" office:value-type="float" office:value="856" calcext:value-type="float">
            <text:p>856</text:p>
          </table:table-cell>
          <table:table-cell table:style-name="ce26" table:formula="of:=IF(AND(ISNUMBER([.A29]);[.A29]&gt;9); CONCATENATE(&quot;0x&quot;; DEC2HEX([.A29]));&quot;&quot;)" office:value-type="string" office:string-value="0x358" calcext:value-type="string">
            <text:p>0x358</text:p>
          </table:table-cell>
          <table:table-cell table:style-name="ce22" office:value-type="string" calcext:value-type="string">
            <text:p>nvkm_gsp_booter_fw_hdr.os_code_size</text:p>
          </table:table-cell>
          <table:table-cell table:style-name="ce29"/>
          <table:table-cell table:style-name="ce26" table:formula="of:=IF(AND(ISNUMBER([.D29]);[.D29]&gt;9); CONCATENATE(&quot;0x&quot;; DEC2HEX([.D29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29]+4" office:value-type="float" office:value="860" calcext:value-type="float">
            <text:p>860</text:p>
          </table:table-cell>
          <table:table-cell table:style-name="ce26" table:formula="of:=IF(AND(ISNUMBER([.A30]);[.A30]&gt;9); CONCATENATE(&quot;0x&quot;; DEC2HEX([.A30]));&quot;&quot;)" office:value-type="string" office:string-value="0x35C" calcext:value-type="string">
            <text:p>0x35C</text:p>
          </table:table-cell>
          <table:table-cell table:style-name="ce22" office:value-type="string" calcext:value-type="string">
            <text:p>nvkm_gsp_booter_fw_hdr.os_data_offset</text:p>
          </table:table-cell>
          <table:table-cell table:style-name="ce29"/>
          <table:table-cell table:style-name="ce26" table:formula="of:=IF(AND(ISNUMBER([.D30]);[.D30]&gt;9); CONCATENATE(&quot;0x&quot;; DEC2HEX([.D30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0]+4" office:value-type="float" office:value="864" calcext:value-type="float">
            <text:p>864</text:p>
          </table:table-cell>
          <table:table-cell table:style-name="ce26" table:formula="of:=IF(AND(ISNUMBER([.A31]);[.A31]&gt;9); CONCATENATE(&quot;0x&quot;; DEC2HEX([.A31]));&quot;&quot;)" office:value-type="string" office:string-value="0x360" calcext:value-type="string">
            <text:p>0x360</text:p>
          </table:table-cell>
          <table:table-cell table:style-name="ce22" office:value-type="string" calcext:value-type="string">
            <text:p>nvkm_gsp_booter_fw_hdr.os_data_size</text:p>
          </table:table-cell>
          <table:table-cell table:style-name="ce29"/>
          <table:table-cell table:style-name="ce26" table:formula="of:=IF(AND(ISNUMBER([.D31]);[.D31]&gt;9); CONCATENATE(&quot;0x&quot;; DEC2HEX([.D31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1]+4" office:value-type="float" office:value="868" calcext:value-type="float">
            <text:p>868</text:p>
          </table:table-cell>
          <table:table-cell table:style-name="ce26" table:formula="of:=IF(AND(ISNUMBER([.A32]);[.A32]&gt;9); CONCATENATE(&quot;0x&quot;; DEC2HEX([.A32]));&quot;&quot;)" office:value-type="string" office:string-value="0x364" calcext:value-type="string">
            <text:p>0x364</text:p>
          </table:table-cell>
          <table:table-cell table:style-name="ce22" office:value-type="string" calcext:value-type="string">
            <text:p>nvkm_gsp_booter_fw_hdr.num_apps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formula="of:=IF(AND(ISNUMBER([.D32]);[.D32]&gt;9); CONCATENATE(&quot;0x&quot;; DEC2HEX([.D32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2]+4" office:value-type="float" office:value="872" calcext:value-type="float">
            <text:p>872</text:p>
          </table:table-cell>
          <table:table-cell table:style-name="ce26" table:formula="of:=IF(AND(ISNUMBER([.A33]);[.A33]&gt;9); CONCATENATE(&quot;0x&quot;; DEC2HEX([.A33]));&quot;&quot;)" office:value-type="string" office:string-value="0x368" calcext:value-type="string">
            <text:p>0x368</text:p>
          </table:table-cell>
          <table:table-cell table:style-name="ce22" office:value-type="string" calcext:value-type="string">
            <text:p>nvkm_gsp_booter_fw_hdr.app_code_offset</text:p>
          </table:table-cell>
          <table:table-cell table:style-name="ce29"/>
          <table:table-cell table:style-name="ce26" table:formula="of:=IF(AND(ISNUMBER([.D33]);[.D33]&gt;9); CONCATENATE(&quot;0x&quot;; DEC2HEX([.D33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3]+4" office:value-type="float" office:value="876" calcext:value-type="float">
            <text:p>876</text:p>
          </table:table-cell>
          <table:table-cell table:style-name="ce26" table:formula="of:=IF(AND(ISNUMBER([.A34]);[.A34]&gt;9); CONCATENATE(&quot;0x&quot;; DEC2HEX([.A34]));&quot;&quot;)" office:value-type="string" office:string-value="0x36C" calcext:value-type="string">
            <text:p>0x36C</text:p>
          </table:table-cell>
          <table:table-cell table:style-name="ce22" office:value-type="string" calcext:value-type="string">
            <text:p>nvkm_gsp_booter_fw_hdr.app_code_size</text:p>
          </table:table-cell>
          <table:table-cell table:style-name="ce29"/>
          <table:table-cell table:style-name="ce26" table:formula="of:=IF(AND(ISNUMBER([.D34]);[.D34]&gt;9); CONCATENATE(&quot;0x&quot;; DEC2HEX([.D34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4]+4" office:value-type="float" office:value="880" calcext:value-type="float">
            <text:p>880</text:p>
          </table:table-cell>
          <table:table-cell table:style-name="ce26" table:formula="of:=IF(AND(ISNUMBER([.A35]);[.A35]&gt;9); CONCATENATE(&quot;0x&quot;; DEC2HEX([.A35]));&quot;&quot;)" office:value-type="string" office:string-value="0x370" calcext:value-type="string">
            <text:p>0x370</text:p>
          </table:table-cell>
          <table:table-cell table:style-name="ce22" office:value-type="string" calcext:value-type="string">
            <text:p>nvkm_gsp_booter_fw_hdr.app_data_offset</text:p>
          </table:table-cell>
          <table:table-cell table:style-name="ce29"/>
          <table:table-cell table:style-name="ce26" table:formula="of:=IF(AND(ISNUMBER([.D35]);[.D35]&gt;9); CONCATENATE(&quot;0x&quot;; DEC2HEX([.D35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5]+4" office:value-type="float" office:value="884" calcext:value-type="float">
            <text:p>884</text:p>
          </table:table-cell>
          <table:table-cell table:style-name="ce26" table:formula="of:=IF(AND(ISNUMBER([.A36]);[.A36]&gt;9); CONCATENATE(&quot;0x&quot;; DEC2HEX([.A36]));&quot;&quot;)" office:value-type="string" office:string-value="0x374" calcext:value-type="string">
            <text:p>0x374</text:p>
          </table:table-cell>
          <table:table-cell table:style-name="ce22" office:value-type="string" calcext:value-type="string">
            <text:p>nvkm_gsp_booter_fw_hdr.app_data_size</text:p>
          </table:table-cell>
          <table:table-cell table:style-name="ce29"/>
          <table:table-cell table:style-name="ce26" table:formula="of:=IF(AND(ISNUMBER([.D36]);[.D36]&gt;9); CONCATENATE(&quot;0x&quot;; DEC2HEX([.D36]));&quot;&quot;)">
            <text:p/>
          </table:table-cell>
          <table:table-cell table:style-name="ce29" office:value-type="float" office:value="4" calcext:value-type="float">
            <text:p>4</text:p>
          </table:table-cell>
          <table:table-cell table:style-name="ce22" table:number-columns-repeated="23"/>
          <table:table-cell table:number-columns-repeated="995"/>
        </table:table-row>
        <table:table-row table:style-name="ro1">
          <table:table-cell table:style-name="ce22" table:formula="of:=[.A36]+4" office:value-type="float" office:value="888" calcext:value-type="float">
            <text:p>888</text:p>
          </table:table-cell>
          <table:table-cell table:style-name="ce26" table:formula="of:=IF(AND(ISNUMBER([.A37]);[.A37]&gt;9); CONCATENATE(&quot;0x&quot;; DEC2HEX([.A37]));&quot;&quot;)" office:value-type="string" office:string-value="0x378" calcext:value-type="string">
            <text:p>0x378</text:p>
          </table:table-cell>
          <table:table-cell table:style-name="ce22" office:value-type="string" calcext:value-type="string">
            <text:p>firmware</text:p>
          </table:table-cell>
          <table:table-cell table:style-name="ce29"/>
          <table:table-cell table:style-name="ce26" table:formula="of:=IF(AND(ISNUMBER([.D37]);[.D37]&gt;9); CONCATENATE(&quot;0x&quot;; DEC2HEX([.D37]));&quot;&quot;)">
            <text:p/>
          </table:table-cell>
          <table:table-cell table:style-name="ce27" table:formula="of:=[.D3]" office:value-type="float" office:value="7424" calcext:value-type="float">
            <text:p>7424</text:p>
          </table:table-cell>
          <table:table-cell table:style-name="ce22" office:value-type="string" calcext:value-type="string">
            <text:p>firmware image</text:p>
          </table:table-cell>
          <table:table-cell table:style-name="ce22" table:number-columns-repeated="22"/>
          <table:table-cell table:number-columns-repeated="995"/>
        </table:table-row>
        <table:table-row table:style-name="ro1">
          <table:table-cell table:style-name="ce22" table:formula="of:=[.A37]+[.D3]" office:value-type="float" office:value="8312" calcext:value-type="float">
            <text:p>8312</text:p>
          </table:table-cell>
          <table:table-cell table:style-name="ce26" table:formula="of:=IF(AND(ISNUMBER([.A38]);[.A38]&gt;9); CONCATENATE(&quot;0x&quot;; DEC2HEX([.A38]));&quot;&quot;)" office:value-type="string" office:string-value="0x2078" calcext:value-type="string">
            <text:p>0x2078</text:p>
          </table:table-cell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2" table:number-rows-repeated="965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995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MC" table:style-name="ta1">
        <office:forms form:automatic-focus="false" form:apply-design-mode="false"/>
        <table:table-column table:style-name="co4" table:default-cell-style-name="ce49"/>
        <table:table-column table:style-name="co14" table:default-cell-style-name="ce49"/>
        <table:table-column table:style-name="co3" table:default-cell-style-name="ce49"/>
        <table:table-column table:style-name="co22" table:default-cell-style-name="ce49"/>
        <table:table-column table:style-name="co5" table:default-cell-style-name="ce49"/>
        <table:table-column table:style-name="co23" table:default-cell-style-name="ce49"/>
        <table:table-column table:style-name="co24" table:default-cell-style-name="ce49"/>
        <table:table-column table:style-name="co9" table:number-columns-repeated="1017" table:default-cell-style-name="ce49"/>
        <table:table-column table:style-name="co10" table:number-columns-repeated="15360" table:default-cell-style-name="ce49"/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Size of hash:</text:p>
          </table:table-cell>
          <table:table-cell table:style-name="ce50" office:value-type="float" office:value="48" calcext:value-type="float">
            <text:p>48</text:p>
          </table:table-cell>
          <table:table-cell table:style-name="ce26" table:formula="of:=CEILING([.D1]; 4)" office:value-type="float" office:value="48" calcext:value-type="float">
            <text:p>48</text:p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Size of signatures:</text:p>
          </table:table-cell>
          <table:table-cell table:style-name="ce51" office:value-type="float" office:value="96" calcext:value-type="float">
            <text:p>96</text:p>
          </table:table-cell>
          <table:table-cell table:style-name="ce26" table:formula="of:=CEILING([.D2]; 4)" office:value-type="float" office:value="96" calcext:value-type="float">
            <text:p>96</text:p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Size of public key:</text:p>
          </table:table-cell>
          <table:table-cell table:style-name="ce52" office:value-type="float" office:value="97" calcext:value-type="float">
            <text:p>97</text:p>
          </table:table-cell>
          <table:table-cell table:style-name="ce26" table:formula="of:=CEILING([.D3]; 4)" office:value-type="float" office:value="100" calcext:value-type="float">
            <text:p>100</text:p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Size of firmware image:</text:p>
          </table:table-cell>
          <table:table-cell table:style-name="ce53" office:value-type="float" office:value="198984" calcext:value-type="float">
            <text:p>198984</text:p>
          </table:table-cell>
          <table:table-cell table:style-name="ce26" table:formula="of:=CEILING([.D4]; 4)" office:value-type="float" office:value="198984" calcext:value-type="float">
            <text:p>198984</text:p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2">
          <table:table-cell table:style-name="ce22"/>
          <table:table-cell table:style-name="ce26" table:formula="of:=IF(AND(ISNUMBER([.A5]);[.A5]&gt;9); CONCATENATE(&quot;0x&quot;; DEC2HEX([.A5]));&quot;&quot;)">
            <text:p/>
          </table:table-cell>
          <table:table-cell table:style-name="ce22"/>
          <table:table-cell/>
          <table:table-cell table:style-name="ce26" table:formula="of:=IF(AND(ISNUMBER([.D5]);[.D5]&gt;9); CONCATENATE(&quot;0x&quot;; DEC2HEX([.D5]));&quot;&quot;)">
            <text:p/>
          </table:table-cell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3">
          <table:table-cell table:style-name="ce22" office:value-type="string" calcext:value-type="string">
            <text:p>Offset</text:p>
          </table:table-cell>
          <table:table-cell table:style-name="ce26" table:formula="of:=IF(AND(ISNUMBER([.A6]);[.A6]&gt;9); CONCATENATE(&quot;0x&quot;; DEC2HEX([.A6]));&quot;&quot;)">
            <text:p/>
          </table:table-cell>
          <table:table-cell table:style-name="ce22" office:value-type="string" calcext:value-type="string">
            <text:p>Data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Length (bytes)</text:p>
          </table:table-cell>
          <table:table-cell table:style-name="ce29"/>
          <table:table-cell table:style-name="ce22" office:value-type="string" calcext:value-type="string">
            <text:p>Descrip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table:formula="of:=IF(AND(ISNUMBER([.A7]);[.A7]&gt;9); CONCATENATE(&quot;0x&quot;; DEC2HEX([.A7]));&quot;&quot;)">
            <text:p/>
          </table:table-cell>
          <table:table-cell table:style-name="ce22" office:value-type="string" calcext:value-type="string">
            <text:p>ELF Header</text:p>
          </table:table-cell>
          <table:table-cell/>
          <table:table-cell table:style-name="ce29" office:value-type="float" office:value="52" calcext:value-type="float">
            <text:p>52</text:p>
          </table:table-cell>
          <table:table-cell table:style-name="ce26" table:formula="of:=IF(AND(ISNUMBER([.E7]);[.E7]&gt;9); CONCATENATE(&quot;0x&quot;; DEC2HEX([.E7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32-bit ELF header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7]+[.E7]" office:value-type="float" office:value="52" calcext:value-type="float">
            <text:p>52</text:p>
          </table:table-cell>
          <table:table-cell table:style-name="ce26" table:formula="of:=IF(AND(ISNUMBER([.A8]);[.A8]&gt;9); CONCATENATE(&quot;0x&quot;; DEC2HEX([.A8]));&quot;&quot;)" office:value-type="string" office:string-value="0x34" calcext:value-type="string">
            <text:p>0x34</text:p>
          </table:table-cell>
          <table:table-cell table:style-name="ce22" office:value-type="string" calcext:value-type="string">
            <text:p>NULL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8]);[.E8]&gt;9); CONCATENATE(&quot;0x&quot;; DEC2HEX([.E8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All zeroes. <text:s/>There is no actual NULL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8]+[.E8]" office:value-type="float" office:value="92" calcext:value-type="float">
            <text:p>92</text:p>
          </table:table-cell>
          <table:table-cell table:style-name="ce26" table:formula="of:=IF(AND(ISNUMBER([.A9]);[.A9]&gt;9); CONCATENATE(&quot;0x&quot;; DEC2HEX([.A9]));&quot;&quot;)" office:value-type="string" office:string-value="0x5C" calcext:value-type="string">
            <text:p>0x5C</text:p>
          </table:table-cell>
          <table:table-cell table:style-name="ce22" office:value-type="string" calcext:value-type="string">
            <text:p>ucode_hash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9]);[.E9]&gt;9); CONCATENATE(&quot;0x&quot;; DEC2HEX([.E9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<text:span text:style-name="T1">32-bit ELF section </text:span>header for ucode_hash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9]+[.E9]" office:value-type="float" office:value="132" calcext:value-type="float">
            <text:p>132</text:p>
          </table:table-cell>
          <table:table-cell table:style-name="ce26" table:formula="of:=IF(AND(ISNUMBER([.A10]);[.A10]&gt;9); CONCATENATE(&quot;0x&quot;; DEC2HEX([.A10]));&quot;&quot;)" office:value-type="string" office:string-value="0x84" calcext:value-type="string">
            <text:p>0x84</text:p>
          </table:table-cell>
          <table:table-cell table:style-name="ce22" office:value-type="string" calcext:value-type="string">
            <text:p>ucode_sig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10]);[.E10]&gt;9); CONCATENATE(&quot;0x&quot;; DEC2HEX([.E10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<text:span text:style-name="T1">32-bit ELF section </text:span>header for ucode_sig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10]+[.E10]" office:value-type="float" office:value="172" calcext:value-type="float">
            <text:p>172</text:p>
          </table:table-cell>
          <table:table-cell table:style-name="ce26" table:formula="of:=IF(AND(ISNUMBER([.A11]);[.A11]&gt;9); CONCATENATE(&quot;0x&quot;; DEC2HEX([.A11]));&quot;&quot;)" office:value-type="string" office:string-value="0xAC" calcext:value-type="string">
            <text:p>0xAC</text:p>
          </table:table-cell>
          <table:table-cell table:style-name="ce22" office:value-type="string" calcext:value-type="string">
            <text:p>ucode_pkey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11]);[.E11]&gt;9); CONCATENATE(&quot;0x&quot;; DEC2HEX([.E11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<text:span text:style-name="T1">32-bit ELF section </text:span>header for ucode_pkey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11]+[.E11]" office:value-type="float" office:value="212" calcext:value-type="float">
            <text:p>212</text:p>
          </table:table-cell>
          <table:table-cell table:style-name="ce26" table:formula="of:=IF(AND(ISNUMBER([.A12]);[.A12]&gt;9); CONCATENATE(&quot;0x&quot;; DEC2HEX([.A12]));&quot;&quot;)" office:value-type="string" office:string-value="0xD4" calcext:value-type="string">
            <text:p>0xD4</text:p>
          </table:table-cell>
          <table:table-cell table:style-name="ce22" office:value-type="string" calcext:value-type="string">
            <text:p>ucode_image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12]);[.E12]&gt;9); CONCATENATE(&quot;0x&quot;; DEC2HEX([.E12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<text:span text:style-name="T1">32-bit ELF section header for ucode_image</text:span>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22" table:formula="of:=[.A12]+[.E12]" office:value-type="float" office:value="252" calcext:value-type="float">
            <text:p>252</text:p>
          </table:table-cell>
          <table:table-cell table:style-name="ce26" table:formula="of:=IF(AND(ISNUMBER([.A13]);[.A13]&gt;9); CONCATENATE(&quot;0x&quot;; DEC2HEX([.A13]));&quot;&quot;)" office:value-type="string" office:string-value="0xFC" calcext:value-type="string">
            <text:p>0xFC</text:p>
          </table:table-cell>
          <table:table-cell table:style-name="ce22" office:value-type="string" calcext:value-type="string">
            <text:p>SHT_STRTAB section header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6" table:formula="of:=IF(AND(ISNUMBER([.E13]);[.E13]&gt;9); CONCATENATE(&quot;0x&quot;; DEC2HEX([.E13]));&quot;&quot;)" office:value-type="string" office:string-value="0x28" calcext:value-type="string">
            <text:p>0x28</text:p>
          </table:table-cell>
          <table:table-cell table:style-name="ce22" office:value-type="string" calcext:value-type="string">
            <text:p>32-bit ELF section header for .shstrtab section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3]+[.E13]" office:value-type="float" office:value="292" calcext:value-type="float">
            <text:p>292</text:p>
          </table:table-cell>
          <table:table-cell table:style-name="ce26" table:formula="of:=IF(AND(ISNUMBER([.A14]);[.A14]&gt;9); CONCATENATE(&quot;0x&quot;; DEC2HEX([.A14]));&quot;&quot;)" office:value-type="string" office:string-value="0x124" calcext:value-type="string">
            <text:p>0x124</text:p>
          </table:table-cell>
          <table:table-cell table:style-name="ce22" office:value-type="string" calcext:value-type="string">
            <text:p>.shstrtab section</text:p>
          </table:table-cell>
          <table:table-cell office:value-type="string" calcext:value-type="string">
            <text:p>.shstrtab</text:p>
          </table:table-cell>
          <table:table-cell table:style-name="ce54" table:formula="of:=CEILING(LEN([.D14])+1+LEN([.D15])+1+LEN([.D16])+1+LEN([.D17])+1+LEN([.D18])+1; 4)" office:value-type="float" office:value="44" calcext:value-type="float">
            <text:p>44</text:p>
          </table:table-cell>
          <table:table-cell table:style-name="ce26" table:formula="of:=IF(AND(ISNUMBER([.E14]);[.E14]&gt;9); CONCATENATE(&quot;0x&quot;; DEC2HEX([.E14]));&quot;&quot;)" office:value-type="string" office:string-value="0x2C" calcext:value-type="string">
            <text:p>0x2C</text:p>
          </table:table-cell>
          <table:table-cell table:style-name="ce22" office:value-type="string" calcext:value-type="string">
            <text:p>section names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4]+[.E14]" office:value-type="float" office:value="336" calcext:value-type="float">
            <text:p>336</text:p>
          </table:table-cell>
          <table:table-cell table:style-name="ce26" table:formula="of:=IF(AND(ISNUMBER([.A15]);[.A15]&gt;9); CONCATENATE(&quot;0x&quot;; DEC2HEX([.A15]));&quot;&quot;)" office:value-type="string" office:string-value="0x150" calcext:value-type="string">
            <text:p>0x150</text:p>
          </table:table-cell>
          <table:table-cell table:style-name="ce22" office:value-type="string" calcext:value-type="string">
            <text:p>ucode_hash section</text:p>
          </table:table-cell>
          <table:table-cell office:value-type="string" calcext:value-type="string">
            <text:p>hash</text:p>
          </table:table-cell>
          <table:table-cell table:style-name="ce55" table:formula="of:=CEILING([.D1]; 4)" office:value-type="float" office:value="48" calcext:value-type="float">
            <text:p>48</text:p>
          </table:table-cell>
          <table:table-cell table:style-name="ce26" table:formula="of:=IF(AND(ISNUMBER([.E15]);[.E15]&gt;9); CONCATENATE(&quot;0x&quot;; DEC2HEX([.E15]));&quot;&quot;)" office:value-type="string" office:string-value="0x30" calcext:value-type="string">
            <text:p>0x30</text:p>
          </table:table-cell>
          <table:table-cell table:style-name="ce22" office:value-type="string" calcext:value-type="string">
            <text:p>hash section data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5]+[.E15]" office:value-type="float" office:value="384" calcext:value-type="float">
            <text:p>384</text:p>
          </table:table-cell>
          <table:table-cell table:style-name="ce26" table:formula="of:=IF(AND(ISNUMBER([.A16]);[.A16]&gt;9); CONCATENATE(&quot;0x&quot;; DEC2HEX([.A16]));&quot;&quot;)" office:value-type="string" office:string-value="0x180" calcext:value-type="string">
            <text:p>0x180</text:p>
          </table:table-cell>
          <table:table-cell table:style-name="ce22" office:value-type="string" calcext:value-type="string">
            <text:p>ucode_sig section</text:p>
          </table:table-cell>
          <table:table-cell office:value-type="string" calcext:value-type="string">
            <text:p>signature</text:p>
          </table:table-cell>
          <table:table-cell table:style-name="ce55" table:formula="of:=CEILING([.D2]; 4)" office:value-type="float" office:value="96" calcext:value-type="float">
            <text:p>96</text:p>
          </table:table-cell>
          <table:table-cell table:style-name="ce26" table:formula="of:=IF(AND(ISNUMBER([.E16]);[.E16]&gt;9); CONCATENATE(&quot;0x&quot;; DEC2HEX([.E16]));&quot;&quot;)" office:value-type="string" office:string-value="0x60" calcext:value-type="string">
            <text:p>0x60</text:p>
          </table:table-cell>
          <table:table-cell table:style-name="ce22" office:value-type="string" calcext:value-type="string">
            <text:p>signatures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6]+[.E16]" office:value-type="float" office:value="480" calcext:value-type="float">
            <text:p>480</text:p>
          </table:table-cell>
          <table:table-cell table:style-name="ce26" table:formula="of:=IF(AND(ISNUMBER([.A17]);[.A17]&gt;9); CONCATENATE(&quot;0x&quot;; DEC2HEX([.A17]));&quot;&quot;)" office:value-type="string" office:string-value="0x1E0" calcext:value-type="string">
            <text:p>0x1E0</text:p>
          </table:table-cell>
          <table:table-cell table:style-name="ce22" office:value-type="string" calcext:value-type="string">
            <text:p>ucode_pkey section</text:p>
          </table:table-cell>
          <table:table-cell office:value-type="string" calcext:value-type="string">
            <text:p>publickey</text:p>
          </table:table-cell>
          <table:table-cell table:style-name="ce55" table:formula="of:=CEILING([.D3]; 4)" office:value-type="float" office:value="100" calcext:value-type="float">
            <text:p>100</text:p>
          </table:table-cell>
          <table:table-cell table:style-name="ce26" table:formula="of:=IF(AND(ISNUMBER([.E17]);[.E17]&gt;9); CONCATENATE(&quot;0x&quot;; DEC2HEX([.E17]));&quot;&quot;)" office:value-type="string" office:string-value="0x64" calcext:value-type="string">
            <text:p>0x64</text:p>
          </table:table-cell>
          <table:table-cell table:style-name="ce22" office:value-type="string" calcext:value-type="string">
            <text:p>public key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7]+[.E17]" office:value-type="float" office:value="580" calcext:value-type="float">
            <text:p>580</text:p>
          </table:table-cell>
          <table:table-cell table:style-name="ce26" table:formula="of:=IF(AND(ISNUMBER([.A18]);[.A18]&gt;9); CONCATENATE(&quot;0x&quot;; DEC2HEX([.A18]));&quot;&quot;)" office:value-type="string" office:string-value="0x244" calcext:value-type="string">
            <text:p>0x244</text:p>
          </table:table-cell>
          <table:table-cell table:style-name="ce22" office:value-type="string" calcext:value-type="string">
            <text:p>ucode_image section</text:p>
          </table:table-cell>
          <table:table-cell office:value-type="string" calcext:value-type="string">
            <text:p>image</text:p>
          </table:table-cell>
          <table:table-cell table:style-name="ce55" table:formula="of:=CEILING([.D4]; 4)" office:value-type="float" office:value="198984" calcext:value-type="float">
            <text:p>198984</text:p>
          </table:table-cell>
          <table:table-cell table:style-name="ce26" table:formula="of:=IF(AND(ISNUMBER([.E18]);[.E18]&gt;9); CONCATENATE(&quot;0x&quot;; DEC2HEX([.E18]));&quot;&quot;)" office:value-type="string" office:string-value="0x30948" calcext:value-type="string">
            <text:p>0x30948</text:p>
          </table:table-cell>
          <table:table-cell table:style-name="ce22" office:value-type="string" calcext:value-type="string">
            <text:p>FMC firmware image</text:p>
          </table:table-cell>
          <table:table-cell table:style-name="ce22" table:number-columns-repeated="22"/>
          <table:table-cell table:number-columns-repeated="16355"/>
        </table:table-row>
        <table:table-row table:style-name="ro1">
          <table:table-cell table:style-name="ce48" table:formula="of:=[.A18]+[.E18]" office:value-type="float" office:value="199564" calcext:value-type="float">
            <text:p>199564</text:p>
          </table:table-cell>
          <table:table-cell table:style-name="ce26" table:formula="of:=IF(AND(ISNUMBER([.A19]);[.A19]&gt;9); CONCATENATE(&quot;0x&quot;; DEC2HEX([.A19]));&quot;&quot;)" office:value-type="string" office:string-value="0x30B8C" calcext:value-type="string">
            <text:p>0x30B8C</text:p>
          </table:table-cell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87">
          <table:table-cell table:style-name="ce22"/>
          <table:table-cell table:style-name="ce26"/>
          <table:table-cell table:style-name="ce22"/>
          <table:table-cell table:style-name="ce29"/>
          <table:table-cell table:style-name="ce26"/>
          <table:table-cell table:style-name="ce29"/>
          <table:table-cell table:style-name="ce22" table:number-columns-repeated="23"/>
          <table:table-cell table:number-columns-repeated="16355"/>
        </table:table-row>
        <table:table-row table:style-name="ro2" table:number-rows-repeated="3">
          <table:table-cell table:number-columns-repeated="2"/>
          <table:table-cell table:style-name="ce22"/>
          <table:table-cell table:number-columns-repeated="16381"/>
        </table:table-row>
        <table:table-row table:style-name="ro2" table:number-rows-repeated="104756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US">
      <number:month/>
      <number:text>/</number:text>
      <number:day/>
      <number:text>/</number:text>
      <number:year number:style="long"/>
    </number:date-style>
    <number:number-style style:name="N1015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4P0"/>
    </number:number-style>
    <number:number-style style:name="N1015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6P0"/>
    </number:number-style>
    <number:date-style style:name="N1015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9" number:language="en" number:country="US">
      <number:hours/>
      <number:text>:</number:text>
      <number:minutes number:style="long"/>
    </number:time-style>
    <number:time-style style:name="N1016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61" number:language="en" number:country="US">
      <number:month number:textual="true"/>
      <number:text>-</number:text>
      <number:year/>
    </number:date-style>
    <number:date-style style:name="N10162" number:language="en" number:country="US">
      <number:day/>
      <number:text>-</number:text>
      <number:month number:textual="true"/>
    </number:date-style>
    <number:date-style style:name="N10163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5:51:54.745113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oter" style:display-name="PageStyle_Boo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tloader" style:display-name="PageStyle_Bootloa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ubber" style:display-name="PageStyle_Scrubb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07T14:46:59.395264394</dc:date>
    <meta:editing-duration>P3DT23H47M23S</meta:editing-duration>
    <meta:editing-cycles>17</meta:editing-cycles>
    <meta:document-statistic meta:table-count="4" meta:cell-count="614" meta:object-count="0"/>
  </office:meta>
</office:document-meta>
</file>